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0000000F43AF6FAE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415cm" svg:height="8.606cm" svg:x="0.1cm" svg:y="0.2cm">
          <draw:image xlink:href="Pictures/1000000000000160000000F43AF6FAE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11T19:00:21</meta:creation-date>
    <dc:date>2011-10-11T19:01:52</dc:date>
    <dc:creator>Alberto Montresor</dc:creator>
    <meta:editing-duration>PT1M32S</meta:editing-duration>
    <meta:editing-cycles>1</meta:editing-cycles>
    <meta:document-statistic meta:object-count="1"/>
    <meta:generator>OpenOffice.org/3.3$Unix OpenOffice.org_project/330m20$Build-9567</meta:generator>
  </office:meta>
</office:document-meta>
</file>